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5-10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5-07-1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5-04-0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5-02-1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5-02-1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5-01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4-07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4-04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4-01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3-10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3-07-1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3-04-0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3-01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2-10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2-07-0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2-04-1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2-02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1-10-2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1-07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1-04-29 0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1-01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0-10-1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0-07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0-04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20-01-21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9-10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9-07-1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9-04-1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9-01-26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8-10-1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8-07-3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8-04-18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7-05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6-07-2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5-10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5-07-2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4-11-1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4-07-2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4-04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4-04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4-01-02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3-12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3-10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3-07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3-05-0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3-01-3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2-10-3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2-07-3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2-04-1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1-10-24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1-07-27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1-04-1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1-02-01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0-10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0-07-28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0-04-20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10-01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9-12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9-04-0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8-12-0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8-07-1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8-04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8-01-1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7-10-2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7-01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12-0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11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10-26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9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7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6-1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5-0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4-1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3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2-09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6-01-3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5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5-11-0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5-09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5-07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5-04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12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09-09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06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04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03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4-01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3-12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3-09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3-08-0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3-06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3-04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3-03-2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3-01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2-09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2-07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2-05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2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2-03-0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2-01-3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1-10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1-09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1-07-1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1-06-06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1-04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1-03-1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0-07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0-06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2000-04-2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7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7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5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4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2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90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6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1479</text:p>
          </table:table-cell>
          <table:table-cell office:value-type="string" calcext:value-type="string">
            <text:p>37S/05W-06ABB</text:p>
          </table:table-cell>
          <table:table-cell office:value-type="string" calcext:value-type="string">
            <text:p>198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0" meta:object-count="0"/>
    <meta:user-defined meta:name="AppVersion">3.0</meta:user-defined>
  </office:meta>
</office:document-meta>
</file>